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erif" fo:language="it" fo:country="IT" officeooo:rsid="00094f38" officeooo:paragraph-rsid="00094f38"/>
    </style:style>
    <style:style style:name="P2" style:family="paragraph" style:parent-style-name="Standard">
      <style:text-properties style:font-name="Liberation Serif" fo:language="it" fo:country="IT" officeooo:rsid="00094f38" officeooo:paragraph-rsid="00094f38"/>
    </style:style>
    <style:style style:name="P3" style:family="paragraph" style:parent-style-name="Standard">
      <style:text-properties style:font-name="Liberation Serif" fo:language="it" fo:country="IT" officeooo:paragraph-rsid="00094f38"/>
    </style:style>
    <style:style style:name="P4" style:family="paragraph" style:parent-style-name="Standard">
      <style:text-properties style:font-name="Liberation Serif" fo:language="it" fo:country="IT" officeooo:rsid="000e1286" officeooo:paragraph-rsid="000e1286"/>
    </style:style>
    <style:style style:name="P5" style:family="paragraph" style:parent-style-name="Standard">
      <style:text-properties style:font-name="Liberation Serif" fo:language="it" fo:country="IT" officeooo:rsid="000f520f" officeooo:paragraph-rsid="000f520f"/>
    </style:style>
    <style:style style:name="P6" style:family="paragraph" style:parent-style-name="Standard">
      <style:text-properties style:font-name="Liberation Serif" fo:language="it" fo:country="IT" officeooo:rsid="0010416e" officeooo:paragraph-rsid="0010416e"/>
    </style:style>
    <style:style style:name="P7" style:family="paragraph" style:parent-style-name="Standard">
      <style:text-properties style:font-name="Liberation Serif" fo:language="it" fo:country="IT"/>
    </style:style>
    <style:style style:name="P8" style:family="paragraph" style:parent-style-name="Standard">
      <style:paragraph-properties fo:text-align="start" style:justify-single-word="false"/>
      <style:text-properties style:font-name="Liberation Serif" fo:font-size="11pt" fo:language="it" fo:country="IT" style:font-size-asian="11pt" style:font-size-complex="11pt"/>
    </style:style>
    <style:style style:name="P9" style:family="paragraph" style:parent-style-name="Standard">
      <style:paragraph-properties fo:text-align="start" style:justify-single-word="false"/>
      <style:text-properties style:font-name="Liberation Serif" fo:font-size="11pt" fo:language="it" fo:country="IT" officeooo:paragraph-rsid="000ff5b3" style:font-size-asian="11pt" style:font-size-complex="11pt"/>
    </style:style>
    <style:style style:name="P10" style:family="paragraph" style:parent-style-name="Standard">
      <style:paragraph-properties fo:text-align="start" style:justify-single-word="false"/>
      <style:text-properties style:font-name="Liberation Serif" fo:font-size="11pt" fo:language="it" fo:country="IT" officeooo:paragraph-rsid="00139831" style:font-size-asian="11pt" style:font-size-complex="11pt"/>
    </style:style>
    <style:style style:name="P11" style:family="paragraph" style:parent-style-name="Standard">
      <style:text-properties officeooo:rsid="00094f38" officeooo:paragraph-rsid="00094f38"/>
    </style:style>
    <style:style style:name="P12" style:family="paragraph" style:parent-style-name="Standard">
      <style:text-properties fo:language="it" fo:country="IT" officeooo:rsid="00094f38" officeooo:paragraph-rsid="0010416e"/>
    </style:style>
    <style:style style:name="P13" style:family="paragraph" style:parent-style-name="Standard">
      <style:paragraph-properties fo:text-align="start" style:justify-single-word="false"/>
      <style:text-properties style:font-name="Liberation Sans" fo:language="it" fo:country="IT"/>
    </style:style>
    <style:style style:name="P14" style:family="paragraph" style:parent-style-name="Heading_20_1">
      <style:paragraph-properties fo:text-align="center" style:justify-single-word="false"/>
      <style:text-properties style:font-name="Liberation Serif" fo:language="it" fo:country="IT" officeooo:rsid="00094f38" officeooo:paragraph-rsid="00094f38"/>
    </style:style>
    <style:style style:name="P15" style:family="paragraph" style:parent-style-name="Standard" style:master-page-name="">
      <loext:graphic-properties draw:fill="none"/>
      <style:paragraph-properties fo:margin-left="6.001cm" fo:margin-right="0cm" fo:text-indent="0cm" style:auto-text-indent="false" style:page-number="auto" fo:background-color="transparent"/>
      <style:text-properties style:font-name="Liberation Serif" fo:language="it" fo:country="IT" officeooo:rsid="00094f38"/>
    </style:style>
    <style:style style:name="P16" style:family="paragraph" style:parent-style-name="Standard" style:list-style-name="L1">
      <style:text-properties style:font-name="Liberation Serif" fo:language="it" fo:country="IT" officeooo:rsid="000e1286" officeooo:paragraph-rsid="000e1286"/>
    </style:style>
    <style:style style:name="P17" style:family="paragraph" style:parent-style-name="Standard" style:list-style-name="L3">
      <style:text-properties style:font-name="Liberation Serif" fo:language="it" fo:country="IT" officeooo:rsid="0010416e" officeooo:paragraph-rsid="0010416e"/>
    </style:style>
    <style:style style:name="P18" style:family="paragraph" style:parent-style-name="Standard">
      <style:text-properties style:font-name="Liberation Serif" fo:language="it" fo:country="IT" officeooo:rsid="0010416e" officeooo:paragraph-rsid="0010416e"/>
    </style:style>
    <style:style style:name="P19" style:family="paragraph" style:parent-style-name="Standard" style:list-style-name="L2">
      <style:text-properties fo:language="it" fo:country="IT" officeooo:rsid="000e1286" officeooo:paragraph-rsid="000e1286"/>
    </style:style>
    <style:style style:name="P20" style:family="paragraph" style:parent-style-name="Standard">
      <style:paragraph-properties fo:text-align="start" style:justify-single-word="false"/>
      <style:text-properties fo:color="#231f20" loext:opacity="100%" style:font-name="Liberation Serif" fo:font-size="12pt" fo:language="it" fo:country="IT" fo:font-weight="bold" style:font-size-asian="12pt" style:font-weight-asian="bold"/>
    </style:style>
    <style:style style:name="P21" style:family="paragraph" style:parent-style-name="Standard">
      <style:paragraph-properties fo:text-align="start" style:justify-single-word="false"/>
      <style:text-properties fo:color="#00000a" loext:opacity="100%" style:font-name="Liberation Serif" fo:font-size="11pt" fo:language="it" fo:country="IT" fo:font-weight="bold" style:font-size-asian="11pt" style:font-weight-asian="bold" style:font-size-complex="11pt"/>
    </style:style>
    <style:style style:name="P22" style:family="paragraph" style:parent-style-name="Standard">
      <style:paragraph-properties fo:text-align="start" style:justify-single-word="false"/>
      <style:text-properties fo:color="#00000a" loext:opacity="100%" style:font-name="Liberation Serif" fo:font-size="11pt" fo:language="it" fo:country="IT" officeooo:paragraph-rsid="000ff5b3" style:font-size-asian="11pt" style:font-size-complex="11pt"/>
    </style:style>
    <style:style style:name="P23" style:family="paragraph" style:parent-style-name="Standard">
      <style:paragraph-properties fo:text-align="start" style:justify-single-word="false"/>
      <style:text-properties fo:color="#00000a" loext:opacity="100%" style:font-name="Liberation Serif" fo:font-size="11pt" fo:language="it" fo:country="IT" style:font-size-asian="11pt" style:font-size-complex="11pt"/>
    </style:style>
    <style:style style:name="P24" style:family="paragraph" style:parent-style-name="Standard" style:list-style-name="L4">
      <style:paragraph-properties fo:text-align="start" style:justify-single-word="false"/>
      <style:text-properties fo:color="#00000a" loext:opacity="100%" style:font-name="Liberation Serif" fo:font-size="11pt" fo:language="it" fo:country="IT" officeooo:paragraph-rsid="00139831" style:font-size-asian="11pt" style:font-size-complex="11pt"/>
    </style:style>
    <style:style style:name="P25" style:family="paragraph" style:parent-style-name="Standard" style:list-style-name="L4">
      <style:paragraph-properties fo:text-align="start" style:justify-single-word="false"/>
      <style:text-properties fo:font-size="11pt" officeooo:paragraph-rsid="00139831" style:font-size-asian="11pt" style:font-size-complex="11pt"/>
    </style:style>
    <style:style style:name="P26" style:family="paragraph" style:parent-style-name="Standard">
      <style:paragraph-properties fo:text-align="start" style:justify-single-word="false"/>
      <style:text-properties fo:color="#000000" loext:opacity="100%" style:font-name="Liberation Serif" fo:font-size="11pt" fo:language="it" fo:country="IT" fo:font-style="italic" style:font-size-asian="11pt" style:font-style-asian="italic" style:font-size-complex="11pt"/>
    </style:style>
    <style:style style:name="T1" style:family="text">
      <style:text-properties officeooo:rsid="00094f38"/>
    </style:style>
    <style:style style:name="T2" style:family="text">
      <style:text-properties officeooo:rsid="000b07cc"/>
    </style:style>
    <style:style style:name="T3" style:family="text">
      <style:text-properties officeooo:rsid="000ca87b"/>
    </style:style>
    <style:style style:name="T4" style:family="text">
      <style:text-properties officeooo:rsid="000e1286"/>
    </style:style>
    <style:style style:name="T5" style:family="text">
      <style:text-properties officeooo:rsid="000f520f"/>
    </style:style>
    <style:style style:name="T6" style:family="text">
      <style:text-properties fo:color="#00000a" loext:opacity="100%"/>
    </style:style>
    <style:style style:name="T7" style:family="text">
      <style:text-properties fo:color="#00000a" loext:opacity="100%" style:font-name="Liberation Serif" fo:language="it" fo:country="IT"/>
    </style:style>
    <style:style style:name="T8" style:family="text">
      <style:text-properties fo:color="#00000a" loext:opacity="100%" style:font-name="Liberation Serif" fo:language="it" fo:country="IT" officeooo:rsid="00094f38"/>
    </style:style>
    <style:style style:name="T9" style:family="text">
      <style:text-properties fo:color="#00000a" loext:opacity="100%" style:font-name="Liberation Serif" fo:font-size="11pt" style:font-size-asian="11pt" style:font-size-complex="11pt"/>
    </style:style>
    <style:style style:name="T10" style:family="text">
      <style:text-properties fo:color="#00000a" loext:opacity="100%" officeooo:rsid="00094f38"/>
    </style:style>
    <style:style style:name="T11" style:family="text">
      <style:text-properties fo:color="#00000a" loext:opacity="100%" officeooo:rsid="000ff5b3"/>
    </style:style>
    <style:style style:name="T12" style:family="text">
      <style:text-properties fo:color="#000000" loext:opacity="100%"/>
    </style:style>
    <style:style style:name="T13" style:family="text">
      <style:text-properties fo:color="#000000" loext:opacity="100%" style:font-name="Liberation Serif" fo:font-size="11pt" fo:font-style="italic" style:font-size-asian="11pt" style:font-style-asian="italic" style:font-size-complex="11pt"/>
    </style:style>
    <style:style style:name="T14" style:family="text">
      <style:text-properties style:font-name="Liberation Serif"/>
    </style:style>
    <style:style style:name="T15" style:family="text">
      <style:text-properties style:font-name="Liberation Serif" fo:language="it" fo:country="IT"/>
    </style:style>
    <style:style style:name="T16" style:family="text">
      <style:text-properties style:font-name="Liberation Serif" fo:language="it" fo:country="IT" officeooo:rsid="00153e41"/>
    </style:style>
    <style:style style:name="T17" style:family="text">
      <style:text-properties style:font-name="Liberation Serif" fo:language="it" fo:country="IT" officeooo:rsid="00199557"/>
    </style:style>
    <style:style style:name="T18" style:family="text">
      <style:text-properties style:font-name="Liberation Serif" officeooo:rsid="000f520f"/>
    </style:style>
    <style:style style:name="T19" style:family="text">
      <style:text-properties style:font-name="Liberation Serif" officeooo:rsid="0010416e"/>
    </style:style>
    <style:style style:name="T20" style:family="text">
      <style:text-properties officeooo:rsid="00162c73"/>
    </style:style>
    <style:style style:name="T21" style:family="text">
      <style:text-properties officeooo:rsid="001995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lla Direzione dell’Istituto di Informatica e Telematica del CNR<text:line-break/></text:p>
      <text:h text:style-name="P14" text:outline-level="1">Richiesta di accesso civico generalizzato</text:h>
      <text:p text:style-name="P1">(art. 5, comma 2, del D.lgs. n. 33 del 14 marzo 2013)</text:p>
      <text:p text:style-name="P2"/>
      <text:p text:style-name="P11"><text:span text:style-name="T15">Il sottoscritto Tesio Giacomo, nato a </text:span><text:span text:style-name="T17">XXXXXX</text:span><text:span text:style-name="T15"> il </text:span><text:span text:style-name="T17">XX</text:span><text:span text:style-name="T15">/</text:span><text:span text:style-name="T17">XX</text:span><text:span text:style-name="T15">/</text:span><text:span text:style-name="T17">XXXX</text:span><text:span text:style-name="T15">, residente in </text:span><text:span text:style-name="T17">XXXXX XXX</text:span><text:span text:style-name="T15"> (</text:span><text:span text:style-name="T17">XX</text:span><text:span text:style-name="T15">), Via </text:span><text:span text:style-name="T17">XXXXX XXXX XXX</text:span><text:span text:style-name="T15">, n. </text:span><text:span text:style-name="T17">XXX</text:span><text:span text:style-name="T15">, email </text:span><text:a xlink:type="simple" xlink:href="mailto:giacomo@tesio.it" text:style-name="Internet_20_link" text:visited-style-name="Visited_20_Internet_20_Link">giacomo@tesio.it</text:a><text:span text:style-name="T15"> telefono </text:span><text:span text:style-name="T17">XXXXXXXX</text:span><text:span text:style-name="T15">,</text:span></text:p>
      <text:p text:style-name="P2"/>
      <text:p text:style-name="P1">CHIEDE</text:p>
      <text:p text:style-name="P2"/>
      <text:p text:style-name="P3"><text:span text:style-name="T1">ai sensi e per gli effetti dell’art. 5, comma 2, del D.lgs. n. 33 del 14 marzo 2013, l’accesso a</text:span><text:span text:style-name="T3">ll’</text:span><text:span text:style-name="T1">elenco dei domini .it </text:span><text:span text:style-name="T4">correntemente </text:span><text:span text:style-name="T1">registrati </text:span><text:span text:style-name="T5">presso il Registro .it </text:span><text:span text:style-name="T1">da soggetti italiani </text:span><text:span text:style-name="T3">non riconducibili a</text:span><text:span text:style-name="T1"> persone fisiche, </text:span><text:span text:style-name="T2">ovvero i </text:span><text:span text:style-name="T3">domini </text:span><text:span text:style-name="T4">riconducibili</text:span><text:span text:style-name="T3"> alle </text:span><text:span text:style-name="T4">seguenti </text:span><text:span text:style-name="T3">categorie </text:span><text:span text:style-name="T4">di registranti italiani:</text:span><text:span text:style-name="T3"><text:line-break/></text:span></text:p>
      <text:list xml:id="list88798685" text:style-name="L1">
        <text:list-item>
          <text:p text:style-name="P16">Società/Ditte</text:p>
        </text:list-item>
        <text:list-item>
          <text:p text:style-name="P16">Enti No-Profit</text:p>
        </text:list-item>
        <text:list-item>
          <text:p text:style-name="P16">Enti Pubblici</text:p>
        </text:list-item>
      </text:list>
      <text:p text:style-name="P4"/>
      <text:p text:style-name="P4">così come categorizzati nelle statistiche proposte dal Registro .it:<text:line-break/></text:p>
      <text:list xml:id="list3680433224" text:style-name="L2">
        <text:list-item>
          <text:p text:style-name="P19"><text:a xlink:type="simple" xlink:href="https://stats.nic.it/registrant/registration?edu=no&amp;registrant=5&amp;zone=italy" text:style-name="Internet_20_link" text:visited-style-name="Visited_20_Internet_20_Link"><text:span text:style-name="T14">https://stats.nic.it/registrant/registration?edu=no&amp;zone=italy</text:span></text:a><text:span text:style-name="T14"> </text:span></text:p>
        </text:list-item>
        <text:list-item>
          <text:p text:style-name="P19"><text:a xlink:type="simple" xlink:href="https://stats.nic.it/registrant/renewal?edu=no&amp;zone=italy" text:style-name="Internet_20_link" text:visited-style-name="Visited_20_Internet_20_Link"><text:span text:style-name="T14">https://stats.nic.it/registrant/renewal?edu=no&amp;zone=italy</text:span></text:a><text:span text:style-name="T14"> </text:span></text:p>
        </text:list-item>
      </text:list>
      <text:p text:style-name="P12"><text:span text:style-name="T14"><text:line-break/></text:span><text:span text:style-name="T18">L’elenco potrà essere fornito come file di testo, un dominio per riga, </text:span><text:span text:style-name="T19">secondo lo standard <text:s/>IEEE 1003.1, Edizione 2017 capitolo 3 paragrafo 403 </text:span><text:a xlink:type="simple" xlink:href="https://pubs.opengroup.org/onlinepubs/9699919799/basedefs/V1_chap03.html#tag_03_403" text:style-name="Internet_20_link" text:visited-style-name="Visited_20_Internet_20_Link"><text:span text:style-name="T19">https://pubs.opengroup.org/onlinepubs/9699919799/basedefs/V1_chap03.html#tag_03_403</text:span></text:a><text:span text:style-name="T19"> </text:span><text:span text:style-name="T18">.</text:span><text:span text:style-name="T14"><text:line-break/></text:span></text:p>
      <text:p text:style-name="P5">Indirizzo per le comunicazioni: giacomo@tesio.it</text:p>
      <text:p text:style-name="P2"/>
      <text:p text:style-name="P6">Il sottoscritto dichiara di essere a conoscenza di quanto segue:</text:p>
      <text:list xml:id="list2613767324" text:style-name="L3">
        <text:list-item>
          <text:p text:style-name="P17">il rilascio è gratuito, salvo il rimborso del costo effettivamente sostenuto per la riproduzione su supporti materiali;</text:p>
        </text:list-item>
        <text:list-item>
          <text:p text:style-name="P17">della presente domanda sarà data notizia da parte dell’Ufficio competente per l’accesso ad eventuali soggetti controinteressati, che possono presentare motivata opposizione;</text:p>
        </text:list-item>
        <text:list-item>
          <text:p text:style-name="P17">l’accesso civico può essere negato, escluso, limitato o differito nei casi e nei limiti stabiliti dall’art. 5-bis del D.lgs 14/03/2013, n. 33;</text:p>
        </text:list-item>
        <text:list-item>
          <text:p text:style-name="P17">nel caso di diniego totale o parziale dell’accesso, o di mancata risposta entro i termini di legge, è possibile presentare richiesta di riesame al Responsabile per la prevenzione della corruzione e della trasparenza</text:p>
        </text:list-item>
      </text:list>
      <text:p text:style-name="P6">Dichiara altresì di aver preso visione dell’informativa sul trattamento dei dati personali in calce al presente modulo, resa ai sensi dell’art. 13 del D.lgs. 196/2003.</text:p>
      <text:p text:style-name="P6"/>
      <text:p text:style-name="P6">Allega alla presente copia del <text:span text:style-name="T21">documento di identità del richiedente</text:span>.</text:p>
      <text:p text:style-name="P6"/>
      <text:p text:style-name="P6"/>
      <text:p text:style-name="P6">Alba, 23 luglio 2022<text:tab/><text:tab/><text:tab/><text:tab/><text:tab/>In Fede, il Richiedente</text:p>
      <text:p text:style-name="P2"/>
      <text:p text:style-name="P2"><text:tab/><text:tab/><text:tab/><text:tab/><text:tab/><text:tab/><text:tab/><text:span text:style-name="T21">GIACOMO TESIO</text:span></text:p>
      <text:p text:style-name="P7"/>
      <text:p text:style-name="P7"/>
      <text:p text:style-name="P20"><text:soft-page-break/>Informativa sul trattamento dei dati personali ai sensi dell’art. 13 del Regolamento UE 2016/679, relativo alla protezione delle persone fisiche con riguardo al trattamento dei dati personali</text:p>
      <text:p text:style-name="P20"/>
      <text:p text:style-name="P21">1. Finalità del trattamento</text:p>
      <text:p text:style-name="P9"><text:span text:style-name="T6">I dati personali forniti attraverso questo modello verranno trattati dall’</text:span><text:span text:style-name="T10">Istituto di Informatica e Telematica del CNR</text:span><text:span text:style-name="T6"> per lo svolgimento delle proprie funzioni istituzionali in relazione al procedimento di accesso civico avviato ai sensi dell’articolo 5, comma 1, d.lgs. n. 33/2013.</text:span></text:p>
      <text:p text:style-name="P22"/>
      <text:p text:style-name="P21">2. Natura del conferimento</text:p>
      <text:p text:style-name="P23">Il conferimento dei dati personali è obbligatorio, in quanto in mancanza di esso non sarà possibile dare inizio al procedimento di accesso civico e provvedere all’emanazione del provvedimento conclusivo dello stesso.</text:p>
      <text:p text:style-name="P23"/>
      <text:p text:style-name="P21">3.Conservazione</text:p>
      <text:p text:style-name="P23">I dati saranno conservati per la durata prevista dalla normativa di riferimento.</text:p>
      <text:p text:style-name="P23"/>
      <text:p text:style-name="P21">4. Modalità del trattamento</text:p>
      <text:p text:style-name="P9"><text:span text:style-name="T6">I Suoi dati personali sono trattati anche con strumenti automatizzati per il tempo strettamente necessario a conseguire gli scopi per cui sono stati raccolti. L’</text:span><text:span text:style-name="T10">Istituto di Informatica e Telematica del CNR</text:span><text:span text:style-name="T6"> attua idonee misure per garantire che i Suoi dati personali vengano trattati in modo adeguato e conforme alle finalità per cui vengono gestiti; l’</text:span><text:span text:style-name="T10">Istituto di Informatica e Telematica del CNR</text:span><text:span text:style-name="T6"> impiega idonee misure di sicurezza, organizzative, tecniche e fisiche, per tutelare le informazioni dall’alterazione, dalla distruzione, dalla perdita, dal furto o dall’utilizzo improprio o illegittimo.</text:span></text:p>
      <text:p text:style-name="P22"/>
      <text:p text:style-name="P21">5. Categorie di soggetti ai quali i dati personali possono essere comunicati o che possono venirne a conoscenza in qualità di Responsabili</text:p>
      <text:p text:style-name="P10"><text:span text:style-name="T12">I </text:span><text:span text:style-name="T6">Suoi dati personali non saranno oggetto di diffusione, tuttavia, se necessario, potranno essere comunicati:</text:span></text:p>
      <text:list xml:id="list760017807" text:style-name="L4">
        <text:list-item>
          <text:p text:style-name="P24">ai soggetti cui la comunicazione dei dati debba essere effettuata in adempimento di un obbligo previsto dalla legge, da un regolamento o dalla normativa comunitaria, ovvero per adempiere ad un ordine dell’Autorità Giudiziaria;</text:p>
        </text:list-item>
        <text:list-item>
          <text:p text:style-name="P24">ai soggetti designati dal Titolare, in qualità di Responsabili, ovvero alle persone autorizzate al trattamento dei dati personali che operano sotto l’autorità diretta del titolare o del responsabile;</text:p>
        </text:list-item>
        <text:list-item>
          <text:p text:style-name="P25"><text:span text:style-name="T7">ad altri eventuali soggetti terzi, nei casi espressamente previsti dalla legge, ovvero ancora se la comunicazione si renderà necessaria per la tutela dell’</text:span><text:span text:style-name="T8">Istituto</text:span><text:span text:style-name="T7"> in sede giudiziaria, nel rispetto delle vigenti disposizioni in materia di protezione dei dati personali.</text:span></text:p>
        </text:list-item>
      </text:list>
      <text:p text:style-name="P23"/>
      <text:p text:style-name="P21">6. Diritti dell’interessato</text:p>
      <text:p text:style-name="P23">L’interessato ha il diritto, in qualunque momento, di ottenere la conferma dell’esistenza o meno dei dati forniti e/o verificarne l’utilizzo. Ha, inoltre, il diritto di chiedere, nelle forme previste dall’ordinamento, la rettifica dei dati personali inesatti e l’integrazione di quelli incompleti.</text:p>
      <text:p text:style-name="P23">Solo ed esclusivamente per l’esercizio dei diritti sopra richiamati la richiesta può essere indirizzata a: direttore@iit.cnr.it</text:p>
      <text:p text:style-name="P13"><text:span text:style-name="T9">Qualora l’interessato ritenga che il trattamento sia avvenuto in modo non conforme al Regolamento, potrà rivolgersi al Garante per la Protezione dei dati personali, ai sensi dell’art. 77 del medesimo Regolamento. Ulteriori informazioni in ordine ai Suoi diritti sulla protezione dei dati personali sono reperibili sul sito web del Garante per la Protezione dei Dati Personali all’indirizzo </text:span><text:a xlink:type="simple" xlink:href="http://www.garanteprivacy.it/" text:style-name="Internet_20_link" text:visited-style-name="Visited_20_Internet_20_Link">www.garanteprivacy.it</text:a><text:span text:style-name="T13">.</text:span></text:p>
      <text:p text:style-name="P26"/>
      <text:p text:style-name="P21">7.Responsabile della Protezione Dati</text:p>
      <text:p text:style-name="P13"><text:span text:style-name="T9">Il dato di contatto del Responsabile della Protezione dei Dati è: </text:span><text:a xlink:type="simple" xlink:href="mailto:rpd@cnr.it" text:style-name="Internet_20_link" text:visited-style-name="Visited_20_Internet_20_Link">rpd@cnr.it</text:a></text:p>
      <text:p text:style-name="P23"/>
      <text:p text:style-name="P21">8.Titolare</text:p>
      <text:p text:style-name="P8"><text:span text:style-name="T6">Titolare del trattamento dei dati personali è </text:span><text:span text:style-name="T11">il </text:span><text:span text:style-name="T6">Consiglio Nazionale delle Ricerche (CNR), Piazzale Aldo Moro, 7 00185 (Italia).</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23:04:48.431000000</meta:creation-date>
    <dc:date>2022-07-27T02:12:16.764000000</dc:date>
    <meta:editing-duration>P1DT35M29S</meta:editing-duration>
    <meta:editing-cycles>9</meta:editing-cycles>
    <meta:generator>LibreOffice/7.2.5.2$Windows_X86_64 LibreOffice_project/499f9727c189e6ef3471021d6132d4c694f357e5</meta:generator>
    <meta:document-statistic meta:table-count="0" meta:image-count="0" meta:object-count="0" meta:page-count="2" meta:paragraph-count="45" meta:word-count="803" meta:character-count="5685" meta:non-whitespace-character-count="4920"/>
  </office:meta>
</office:document-meta>
</file>